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inuationContext.Continu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inuationContext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Context.getAval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Context.setAvalonContext( Context aval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Context.setMetho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Context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Context.getRedir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Contex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Context.setParameters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Context.set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Context.setRedirector( Redirector redir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Context.setLogge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Context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Contex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Context.setServiceManager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